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3cm" svg:height="7.099cm" svg:x="0.319cm" svg:y="1.029cm">
            <draw:object draw:notify-on-update-of-ranges="Sheet1.A2:Sheet1.A2 Sheet1.A3:Sheet1.A103 Sheet1.B2:Sheet1.B2 Sheet1.B3:Sheet1.B103 Sheet1.C2:Sheet1.C2 Sheet1.C3:Sheet1.C1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426cm" svg:height="6.966cm" svg:x="0.359cm" svg:y="8.253cm">
            <draw:object draw:notify-on-update-of-ranges="Sheet1.E2:Sheet1.E2 Sheet1.E3:Sheet1.E103 Sheet1.F2:Sheet1.F2 Sheet1.F3:Sheet1.F103 Sheet1.G2:Sheet1.G2 Sheet1.G3:Sheet1.G1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473cm" svg:height="7cm" svg:x="12.232cm" svg:y="1.088cm">
            <draw:object draw:notify-on-update-of-ranges="Sheet1.I2:Sheet1.I2 Sheet1.I3:Sheet1.I103 Sheet1.J2:Sheet1.J2 Sheet1.J3:Sheet1.J103 Sheet1.K2:Sheet1.K2 Sheet1.K3:Sheet1.K10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.228cm" svg:height="6.939cm" svg:x="12.258cm" svg:y="8.281cm">
            <draw:object draw:notify-on-update-of-ranges="Sheet1.M2:Sheet1.M2 Sheet1.M3:Sheet1.M103 Sheet1.N2:Sheet1.N2 Sheet1.N3:Sheet1.N103 Sheet1.O2:Sheet1.O2 Sheet1.O3:Sheet1.O1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1.586cm" svg:height="8.054cm" svg:x="0.336cm" svg:y="15.48cm">
            <draw:object draw:notify-on-update-of-ranges="Sheet1.Q2:Sheet1.Q2 Sheet1.Q3:Sheet1.Q103 Sheet1.R2:Sheet1.R2 Sheet1.R3:Sheet1.R103 Sheet1.S2:Sheet1.S2 Sheet1.S3:Sheet1.S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1.365cm" svg:height="7.232cm" svg:x="0.364cm" svg:y="23.66cm">
            <draw:object draw:notify-on-update-of-ranges="Sheet1.U2:Sheet1.U2 Sheet1.U3:Sheet1.U103 Sheet1.V2:Sheet1.V2 Sheet1.V3:Sheet1.V103 Sheet1.W2:Sheet1.W2 Sheet1.W3:Sheet1.W10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2.328cm" svg:height="7.444cm" svg:x="12.369cm" svg:y="23.793cm">
            <draw:object draw:notify-on-update-of-ranges="Sheet1.Y2:Sheet1.Y2 Sheet1.Y3:Sheet1.Y103 Sheet1.Z2:Sheet1.Z2 Sheet1.Z3:Sheet1.Z103 Sheet1.AA2:Sheet1.AA2 Sheet1.AA3:Sheet1.AA10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4" table:default-cell-style-name="Default"/>
        <table:table-row table:style-name="ro1">
          <table:table-cell office:value-type="string" calcext:value-type="string">
            <text:p>blue to black</text:p>
          </table:table-cell>
          <table:table-cell table:number-columns-repeated="3"/>
          <table:table-cell office:value-type="string" calcext:value-type="string">
            <text:p>blue to white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398" calcext:value-type="float">
            <text:p>398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65" calcext:value-type="float">
            <text:p>36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46" calcext:value-type="float">
            <text:p>34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28" calcext:value-type="float">
            <text:p>32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306" calcext:value-type="float">
            <text:p>30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301" calcext:value-type="float">
            <text:p>30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285" calcext:value-type="float">
            <text:p>285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78" calcext:value-type="float">
            <text:p>27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67" calcext:value-type="float">
            <text:p>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73" calcext:value-type="float">
            <text:p>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71" calcext:value-type="float">
            <text:p>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6T21:53:16.061748158</dc:date>
    <meta:generator>LibreOffice/4.2.4.2$Linux_x86 LibreOffice_project/420m0$Build-2</meta:generator>
    <meta:editing-duration>PT13M1S</meta:editing-duration>
    <meta:editing-cycles>6</meta:editing-cycles>
    <meta:document-statistic meta:table-count="1" meta:cell-count="214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31cm" svg:height="7.1cm" xlink:href=".." xlink:type="simple" chart:class="chart:line" chart:style-name="ch1">
        <chart:title svg:x="4.475cm" svg:y="0.278cm" chart:style-name="ch2">
          <text:p>blue to black</text:p>
        </chart:title>
        <chart:legend chart:legend-position="end" svg:x="10.101cm" svg:y="2.753cm" style:legend-expansion="high" chart:style-name="ch3"/>
        <chart:plot-area chart:style-name="ch4" table:cell-range-address="Sheet1.A2:Sheet1.C103" chart:data-source-has-labels="row" svg:x="0.682cm" svg:y="1.509cm" svg:width="8.956cm" svg:height="5.029cm">
          <chartooo:coordinate-region svg:x="1.303cm" svg:y="1.709cm" svg:width="8.335cm" svg:height="4.03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103" chart:label-cell-address="Sheet1.A2:Sheet1.A2" chart:class="chart:line">
            <chart:data-point chart:repeated="101"/>
          </chart:series>
          <chart:series chart:style-name="ch8" chart:values-cell-range-address="Sheet1.B3:Sheet1.B103" chart:label-cell-address="Sheet1.B2:Sheet1.B2" chart:class="chart:line">
            <chart:data-point chart:repeated="101"/>
          </chart:series>
          <chart:series chart:style-name="ch9" chart:values-cell-range-address="Sheet1.C3:Sheet1.C103" chart:label-cell-address="Sheet1.C2:Sheet1.C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A2:Sheet1.A2</svg:desc>
                </draw:g>
              </table:table-cell>
              <table:table-cell office:value-type="string">
                <text:p>g</text:p>
                <draw:g>
                  <svg:desc>Sheet1.B2:Sheet1.B2</svg:desc>
                </draw:g>
              </table:table-cell>
              <table:table-cell office:value-type="string">
                <text:p>b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A3:Sheet1.A103</svg:desc>
                </draw:g>
              </table:table-cell>
              <table:table-cell office:value-type="float" office:value="44">
                <text:p>44</text:p>
                <draw:g>
                  <svg:desc>Sheet1.B3:Sheet1.B103</svg:desc>
                </draw:g>
              </table:table-cell>
              <table:table-cell office:value-type="float" office:value="62">
                <text:p>62</text:p>
                <draw:g>
                  <svg:desc>Sheet1.C3:Sheet1.C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27cm" svg:height="6.967cm" xlink:href=".." xlink:type="simple" chart:class="chart:line" chart:style-name="ch1">
        <chart:title svg:x="4.386cm" svg:y="0.275cm" chart:style-name="ch2">
          <text:p>white to blue</text:p>
        </chart:title>
        <chart:legend chart:legend-position="end" svg:x="9.898cm" svg:y="2.686cm" style:legend-expansion="high" chart:style-name="ch3"/>
        <chart:plot-area chart:style-name="ch4" table:cell-range-address="Sheet1.E2:Sheet1.G103" chart:data-source-has-labels="row" svg:x="0.678cm" svg:y="1.497cm" svg:width="8.764cm" svg:height="4.911cm">
          <chartooo:coordinate-region svg:x="1.485cm" svg:y="1.697cm" svg:width="7.957cm" svg:height="3.9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03" chart:label-cell-address="Sheet1.E2:Sheet1.E2" chart:class="chart:line">
            <chart:data-point chart:repeated="101"/>
          </chart:series>
          <chart:series chart:style-name="ch8" chart:values-cell-range-address="Sheet1.F3:Sheet1.F103" chart:label-cell-address="Sheet1.F2:Sheet1.F2" chart:class="chart:line">
            <chart:data-point chart:repeated="101"/>
          </chart:series>
          <chart:series chart:style-name="ch9" chart:values-cell-range-address="Sheet1.G3:Sheet1.G103" chart:label-cell-address="Sheet1.G2:Sheet1.G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E2:Sheet1.E2</svg:desc>
                </draw:g>
              </table:table-cell>
              <table:table-cell office:value-type="string">
                <text:p>g</text:p>
                <draw:g>
                  <svg:desc>Sheet1.F2:Sheet1.F2</svg:desc>
                </draw:g>
              </table:table-cell>
              <table:table-cell office:value-type="string">
                <text:p>b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">
                <text:p>134</text:p>
                <draw:g>
                  <svg:desc>Sheet1.E3:Sheet1.E103</svg:desc>
                </draw:g>
              </table:table-cell>
              <table:table-cell office:value-type="float" office:value="140">
                <text:p>140</text:p>
                <draw:g>
                  <svg:desc>Sheet1.F3:Sheet1.F103</svg:desc>
                </draw:g>
              </table:table-cell>
              <table:table-cell office:value-type="float" office:value="121">
                <text:p>121</text:p>
                <draw:g>
                  <svg:desc>Sheet1.G3:Sheet1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">
                <text:p>138</text:p>
              </table:table-cell>
              <table:table-cell office:value-type="float" office:value="145">
                <text:p>1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147">
                <text:p>1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148">
                <text:p>14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">
                <text:p>141</text:p>
              </table:table-cell>
              <table:table-cell office:value-type="float" office:value="147">
                <text:p>1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">
                <text:p>137</text:p>
              </table:table-cell>
              <table:table-cell office:value-type="float" office:value="144">
                <text:p>1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">
                <text:p>135</text:p>
              </table:table-cell>
              <table:table-cell office:value-type="float" office:value="144">
                <text:p>14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">
                <text:p>132</text:p>
              </table:table-cell>
              <table:table-cell office:value-type="float" office:value="141">
                <text:p>14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45">
                <text:p>1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">
                <text:p>130</text:p>
              </table:table-cell>
              <table:table-cell office:value-type="float" office:value="141">
                <text:p>1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">
                <text:p>127</text:p>
              </table:table-cell>
              <table:table-cell office:value-type="float" office:value="140">
                <text:p>1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">
                <text:p>127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143">
                <text:p>14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9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145">
                <text:p>1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141">
                <text:p>1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">
                <text:p>124</text:p>
              </table:table-cell>
              <table:table-cell office:value-type="float" office:value="141">
                <text:p>1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">
                <text:p>121</text:p>
              </table:table-cell>
              <table:table-cell office:value-type="float" office:value="139">
                <text:p>13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136">
                <text:p>1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">
                <text:p>117</text:p>
              </table:table-cell>
              <table:table-cell office:value-type="float" office:value="136">
                <text:p>13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">
                <text:p>112</text:p>
              </table:table-cell>
              <table:table-cell office:value-type="float" office:value="133">
                <text:p>13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8">
                <text:p>108</text:p>
              </table:table-cell>
              <table:table-cell office:value-type="float" office:value="133">
                <text:p>13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6">
                <text:p>106</text:p>
              </table:table-cell>
              <table:table-cell office:value-type="float" office:value="130">
                <text:p>1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">
                <text:p>102</text:p>
              </table:table-cell>
              <table:table-cell office:value-type="float" office:value="128">
                <text:p>1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121">
                <text:p>12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">
                <text:p>91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119">
                <text:p>11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93">
                <text:p>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92">
                <text:p>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  <table:table-cell office:value-type="float" office:value="64">
                <text:p>6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64">
                <text:p>6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61">
                <text:p>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">
                <text:p>17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74cm" svg:height="7.001cm" xlink:href=".." xlink:type="simple" chart:class="chart:line" chart:style-name="ch1">
        <chart:title svg:x="4.397cm" svg:y="0.276cm" chart:style-name="ch2">
          <text:p>black to blue</text:p>
        </chart:title>
        <chart:legend chart:legend-position="end" svg:x="9.945cm" svg:y="2.703cm" style:legend-expansion="high" chart:style-name="ch3"/>
        <chart:plot-area chart:style-name="ch4" table:cell-range-address="Sheet1.I2:Sheet1.K103" chart:data-source-has-labels="row" svg:x="0.679cm" svg:y="1.501cm" svg:width="8.808cm" svg:height="4.94cm">
          <chartooo:coordinate-region svg:x="1.486cm" svg:y="1.7cm" svg:width="8.001cm" svg:height="3.94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I3:Sheet1.I103" chart:label-cell-address="Sheet1.I2:Sheet1.I2" chart:class="chart:line">
            <chart:data-point chart:repeated="101"/>
          </chart:series>
          <chart:series chart:style-name="ch8" chart:values-cell-range-address="Sheet1.J3:Sheet1.J103" chart:label-cell-address="Sheet1.J2:Sheet1.J2" chart:class="chart:line">
            <chart:data-point chart:repeated="101"/>
          </chart:series>
          <chart:series chart:style-name="ch9" chart:values-cell-range-address="Sheet1.K3:Sheet1.K103" chart:label-cell-address="Sheet1.K2:Sheet1.K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I2:Sheet1.I2</svg:desc>
                </draw:g>
              </table:table-cell>
              <table:table-cell office:value-type="string">
                <text:p>g</text:p>
                <draw:g>
                  <svg:desc>Sheet1.J2:Sheet1.J2</svg:desc>
                </draw:g>
              </table:table-cell>
              <table:table-cell office:value-type="string">
                <text:p>b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I3:Sheet1.I103</svg:desc>
                </draw:g>
              </table:table-cell>
              <table:table-cell office:value-type="float" office:value="18">
                <text:p>18</text:p>
                <draw:g>
                  <svg:desc>Sheet1.J3:Sheet1.J103</svg:desc>
                </draw:g>
              </table:table-cell>
              <table:table-cell office:value-type="float" office:value="8">
                <text:p>8</text:p>
                <draw:g>
                  <svg:desc>Sheet1.K3:Sheet1.K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54">
                <text:p>5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">
                <text:p>23</text:p>
              </table:table-cell>
              <table:table-cell office:value-type="float" office:value="64">
                <text:p>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29cm" svg:height="6.94cm" xlink:href=".." xlink:type="simple" chart:class="chart:line" chart:style-name="ch1">
        <chart:title svg:x="4.287cm" svg:y="0.274cm" chart:style-name="ch2">
          <text:p>blue to white</text:p>
        </chart:title>
        <chart:legend chart:legend-position="end" svg:x="9.699cm" svg:y="2.673cm" style:legend-expansion="high" chart:style-name="ch3"/>
        <chart:plot-area chart:style-name="ch4" table:cell-range-address="Sheet1.M2:Sheet1.O103" chart:data-source-has-labels="row" svg:x="0.674cm" svg:y="1.493cm" svg:width="8.578cm" svg:height="4.889cm">
          <chartooo:coordinate-region svg:x="1.481cm" svg:y="1.692cm" svg:width="7.771cm" svg:height="3.8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M3:Sheet1.M103" chart:label-cell-address="Sheet1.M2:Sheet1.M2" chart:class="chart:line">
            <chart:data-point chart:repeated="101"/>
          </chart:series>
          <chart:series chart:style-name="ch8" chart:values-cell-range-address="Sheet1.N3:Sheet1.N103" chart:label-cell-address="Sheet1.N2:Sheet1.N2" chart:class="chart:line">
            <chart:data-point chart:repeated="101"/>
          </chart:series>
          <chart:series chart:style-name="ch9" chart:values-cell-range-address="Sheet1.O3:Sheet1.O103" chart:label-cell-address="Sheet1.O2:Sheet1.O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M2:Sheet1.M2</svg:desc>
                </draw:g>
              </table:table-cell>
              <table:table-cell office:value-type="string">
                <text:p>g</text:p>
                <draw:g>
                  <svg:desc>Sheet1.N2:Sheet1.N2</svg:desc>
                </draw:g>
              </table:table-cell>
              <table:table-cell office:value-type="string">
                <text:p>b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heet1.M3:Sheet1.M103</svg:desc>
                </draw:g>
              </table:table-cell>
              <table:table-cell office:value-type="float" office:value="37">
                <text:p>37</text:p>
                <draw:g>
                  <svg:desc>Sheet1.N3:Sheet1.N103</svg:desc>
                </draw:g>
              </table:table-cell>
              <table:table-cell office:value-type="float" office:value="45">
                <text:p>45</text:p>
                <draw:g>
                  <svg:desc>Sheet1.O3:Sheet1.O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">
                <text:p>83</text:p>
              </table:table-cell>
              <table:table-cell office:value-type="float" office:value="92">
                <text:p>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">
                <text:p>103</text:p>
              </table:table-cell>
              <table:table-cell office:value-type="float" office:value="109">
                <text:p>1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">
                <text:p>120</text:p>
              </table:table-cell>
              <table:table-cell office:value-type="float" office:value="126">
                <text:p>12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">
                <text:p>119</text:p>
              </table:table-cell>
              <table:table-cell office:value-type="float" office:value="123">
                <text:p>1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87cm" svg:height="8.055cm" xlink:href=".." xlink:type="simple" chart:class="chart:line" chart:style-name="ch1">
        <chart:title svg:x="4.175cm" svg:y="0.297cm" chart:style-name="ch2">
          <text:p>blue low to high</text:p>
        </chart:title>
        <chart:legend chart:legend-position="end" svg:x="10.058cm" svg:y="3.23cm" style:legend-expansion="high" chart:style-name="ch3"/>
        <chart:plot-area chart:style-name="ch4" table:cell-range-address="Sheet1.Q2:Sheet1.S103" chart:data-source-has-labels="row" svg:x="0.681cm" svg:y="1.585cm" svg:width="8.915cm" svg:height="5.889cm">
          <chartooo:coordinate-region svg:x="1.488cm" svg:y="1.785cm" svg:width="8.108cm" svg:height="4.8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Q3:Sheet1.Q103" chart:label-cell-address="Sheet1.Q2:Sheet1.Q2" chart:class="chart:line">
            <chart:data-point chart:repeated="101"/>
          </chart:series>
          <chart:series chart:style-name="ch8" chart:values-cell-range-address="Sheet1.R3:Sheet1.R103" chart:label-cell-address="Sheet1.R2:Sheet1.R2" chart:class="chart:line">
            <chart:data-point chart:repeated="101"/>
          </chart:series>
          <chart:series chart:style-name="ch9" chart:values-cell-range-address="Sheet1.S3:Sheet1.S103" chart:label-cell-address="Sheet1.S2:Sheet1.S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Q2:Sheet1.Q2</svg:desc>
                </draw:g>
              </table:table-cell>
              <table:table-cell office:value-type="string">
                <text:p>g</text:p>
                <draw:g>
                  <svg:desc>Sheet1.R2:Sheet1.R2</svg:desc>
                </draw:g>
              </table:table-cell>
              <table:table-cell office:value-type="string">
                <text:p>b</text:p>
                <draw:g>
                  <svg:desc>Sheet1.S2:Sheet1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Q3:Sheet1.Q103</svg:desc>
                </draw:g>
              </table:table-cell>
              <table:table-cell office:value-type="float" office:value="44">
                <text:p>44</text:p>
                <draw:g>
                  <svg:desc>Sheet1.R3:Sheet1.R103</svg:desc>
                </draw:g>
              </table:table-cell>
              <table:table-cell office:value-type="float" office:value="38">
                <text:p>38</text:p>
                <draw:g>
                  <svg:desc>Sheet1.S3:Sheet1.S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116">
                <text:p>1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">
                <text:p>51</text:p>
              </table:table-cell>
              <table:table-cell office:value-type="float" office:value="121">
                <text:p>12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127">
                <text:p>12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34">
                <text:p>13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137">
                <text:p>1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38">
                <text:p>13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137">
                <text:p>13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130">
                <text:p>1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129">
                <text:p>12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26">
                <text:p>1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114">
                <text:p>1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97">
                <text:p>9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85">
                <text:p>8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66cm" svg:height="7.233cm" xlink:href=".." xlink:type="simple" chart:class="chart:line" chart:style-name="ch1">
        <chart:title svg:x="3.946cm" svg:y="0.28cm" chart:style-name="ch2">
          <text:p>black low to high</text:p>
        </chart:title>
        <chart:legend chart:legend-position="end" svg:x="9.837cm" svg:y="2.819cm" style:legend-expansion="high" chart:style-name="ch3"/>
        <chart:plot-area chart:style-name="ch4" table:cell-range-address="Sheet1.U2:Sheet1.W103" chart:data-source-has-labels="row" svg:x="0.677cm" svg:y="1.517cm" svg:width="8.706cm" svg:height="5.152cm">
          <chartooo:coordinate-region svg:x="1.298cm" svg:y="1.716cm" svg:width="8.085cm" svg:height="4.16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U3:Sheet1.U103" chart:label-cell-address="Sheet1.U2:Sheet1.U2" chart:class="chart:line">
            <chart:data-point chart:repeated="101"/>
          </chart:series>
          <chart:series chart:style-name="ch8" chart:values-cell-range-address="Sheet1.V3:Sheet1.V103" chart:label-cell-address="Sheet1.V2:Sheet1.V2" chart:class="chart:line">
            <chart:data-point chart:repeated="101"/>
          </chart:series>
          <chart:series chart:style-name="ch9" chart:values-cell-range-address="Sheet1.W3:Sheet1.W103" chart:label-cell-address="Sheet1.W2:Sheet1.W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U2:Sheet1.U2</svg:desc>
                </draw:g>
              </table:table-cell>
              <table:table-cell office:value-type="string">
                <text:p>g</text:p>
                <draw:g>
                  <svg:desc>Sheet1.V2:Sheet1.V2</svg:desc>
                </draw:g>
              </table:table-cell>
              <table:table-cell office:value-type="string">
                <text:p>b</text:p>
                <draw:g>
                  <svg:desc>Sheet1.W2:Sheet1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U3:Sheet1.U103</svg:desc>
                </draw:g>
              </table:table-cell>
              <table:table-cell office:value-type="float" office:value="30">
                <text:p>30</text:p>
                <draw:g>
                  <svg:desc>Sheet1.V3:Sheet1.V103</svg:desc>
                </draw:g>
              </table:table-cell>
              <table:table-cell office:value-type="float" office:value="8">
                <text:p>8</text:p>
                <draw:g>
                  <svg:desc>Sheet1.W3:Sheet1.W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ff00" draw:fill-color="#00f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329cm" svg:height="7.445cm" xlink:href=".." xlink:type="simple" chart:class="chart:line" chart:style-name="ch1">
        <chart:title svg:x="4.44cm" svg:y="0.284cm" chart:style-name="ch2">
          <text:p>white low to high</text:p>
        </chart:title>
        <chart:legend chart:legend-position="end" svg:x="10.8cm" svg:y="2.925cm" style:legend-expansion="high" chart:style-name="ch3"/>
        <chart:plot-area chart:style-name="ch4" table:cell-range-address="Sheet1.Y2:Sheet1.AA103" chart:data-source-has-labels="row" svg:x="0.696cm" svg:y="1.533cm" svg:width="9.612cm" svg:height="5.344cm">
          <chartooo:coordinate-region svg:x="1.503cm" svg:y="1.732cm" svg:width="8.805cm" svg:height="4.3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Y3:Sheet1.Y103" chart:label-cell-address="Sheet1.Y2:Sheet1.Y2" chart:class="chart:line">
            <chart:data-point chart:repeated="101"/>
          </chart:series>
          <chart:series chart:style-name="ch8" chart:values-cell-range-address="Sheet1.Z3:Sheet1.Z103" chart:label-cell-address="Sheet1.Z2:Sheet1.Z2" chart:class="chart:line">
            <chart:data-point chart:repeated="101"/>
          </chart:series>
          <chart:series chart:style-name="ch9" chart:values-cell-range-address="Sheet1.AA3:Sheet1.AA103" chart:label-cell-address="Sheet1.AA2:Sheet1.AA2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Y2:Sheet1.Y2</svg:desc>
                </draw:g>
              </table:table-cell>
              <table:table-cell office:value-type="string">
                <text:p>g</text:p>
                <draw:g>
                  <svg:desc>Sheet1.Z2:Sheet1.Z2</svg:desc>
                </draw:g>
              </table:table-cell>
              <table:table-cell office:value-type="string">
                <text:p>b</text:p>
                <draw:g>
                  <svg:desc>Sheet1.AA2:Sheet1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">
                <text:p>384</text:p>
                <draw:g>
                  <svg:desc>Sheet1.Y3:Sheet1.Y103</svg:desc>
                </draw:g>
              </table:table-cell>
              <table:table-cell office:value-type="float" office:value="395">
                <text:p>395</text:p>
                <draw:g>
                  <svg:desc>Sheet1.Z3:Sheet1.Z103</svg:desc>
                </draw:g>
              </table:table-cell>
              <table:table-cell office:value-type="float" office:value="272">
                <text:p>272</text:p>
                <draw:g>
                  <svg:desc>Sheet1.AA3:Sheet1.AA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3">
                <text:p>383</text:p>
              </table:table-cell>
              <table:table-cell office:value-type="float" office:value="384">
                <text:p>38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">
                <text:p>381</text:p>
              </table:table-cell>
              <table:table-cell office:value-type="float" office:value="379">
                <text:p>37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0">
                <text:p>3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80">
                <text:p>3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365">
                <text:p>36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9">
                <text:p>319</text:p>
              </table:table-cell>
              <table:table-cell office:value-type="float" office:value="346">
                <text:p>34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3">
                <text:p>303</text:p>
              </table:table-cell>
              <table:table-cell office:value-type="float" office:value="328">
                <text:p>32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3">
                <text:p>283</text:p>
              </table:table-cell>
              <table:table-cell office:value-type="float" office:value="306">
                <text:p>30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9">
                <text:p>279</text:p>
              </table:table-cell>
              <table:table-cell office:value-type="float" office:value="301">
                <text:p>30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">
                <text:p>264</text:p>
              </table:table-cell>
              <table:table-cell office:value-type="float" office:value="285">
                <text:p>2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">
                <text:p>257</text:p>
              </table:table-cell>
              <table:table-cell office:value-type="float" office:value="278">
                <text:p>2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6">
                <text:p>256</text:p>
              </table:table-cell>
              <table:table-cell office:value-type="float" office:value="278">
                <text:p>27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">
                <text:p>258</text:p>
              </table:table-cell>
              <table:table-cell office:value-type="float" office:value="280">
                <text:p>2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">
                <text:p>261</text:p>
              </table:table-cell>
              <table:table-cell office:value-type="float" office:value="283">
                <text:p>28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">
                <text:p>207</text:p>
              </table:table-cell>
              <table:table-cell office:value-type="float" office:value="218">
                <text:p>21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">
                <text:p>183</text:p>
              </table:table-cell>
              <table:table-cell office:value-type="float" office:value="194">
                <text:p>19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">
                <text:p>174</text:p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8">
                <text:p>178</text:p>
              </table:table-cell>
              <table:table-cell office:value-type="float" office:value="188">
                <text:p>18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0">
                <text:p>170</text:p>
              </table:table-cell>
              <table:table-cell office:value-type="float" office:value="179">
                <text:p>1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4">
                <text:p>164</text:p>
              </table:table-cell>
              <table:table-cell office:value-type="float" office:value="173">
                <text:p>17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">
                <text:p>160</text:p>
              </table:table-cell>
              <table:table-cell office:value-type="float" office:value="169">
                <text:p>16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55">
                <text:p>15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">
                <text:p>153</text:p>
              </table:table-cell>
              <table:table-cell office:value-type="float" office:value="161">
                <text:p>16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">
                <text:p>152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">
                <text:p>143</text:p>
              </table:table-cell>
              <table:table-cell office:value-type="float" office:value="147">
                <text:p>14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